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4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5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7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9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12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a"/>
    </style:style>
    <style:style style:name="T22" style:family="text">
      <style:text-properties fo:font-size="14.00pt" fo:font-weight="bold" fo:font-family="Cambria" style:font-family-asian="Cambria" style:font-family-complex="Cambria" fo:background-color="transparent" fo:color="#365f91"/>
    </style:style>
    <style:style style:name="T23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24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mbria" style:font-family-asian="Cambria" style:font-family-complex="Cambria" fo:background-color="transparent" fo:color="#4f81bd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15.00pt"/>
    </style:style>
    <style:style style:name="P2" style:family="paragraph">
      <style:paragraph-properties fo:line-height="115.00%" fo:text-align="left" fo:margin-top="24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 fo:margin-bottom="10.00pt"/>
    </style:style>
    <style:style style:name="P4" style:family="paragraph">
      <style:paragraph-properties fo:line-height="115.00%" fo:text-align="left" fo:margin-top="24.00pt"/>
    </style:style>
    <style:style style:name="P5" style:family="paragraph">
      <style:paragraph-properties fo:line-height="115.00%" fo:text-align="left" fo:margin-top="10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left="-18.00pt" fo:text-indent="18.00pt" fo:margin-bottom="10.00pt"/>
    </style:style>
    <style:style style:name="P7" style:family="paragraph">
      <style:paragraph-properties fo:line-height="115.00%" fo:text-align="left" fo:margin-top="10.00pt"/>
    </style:style>
    <text:list-style style:name="L8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left="-18.00pt" fo:text-indent="18.00pt" fo:margin-bottom="10.00pt"/>
    </style:style>
    <style:style style:name="P9" style:family="paragraph">
      <style:paragraph-properties fo:line-height="115.00%" fo:text-align="left" fo:margin-top="10.00pt"/>
    </style:style>
    <text:list-style style:name="L1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left="-18.00pt" fo:text-indent="18.00pt" fo:margin-bottom="10.00pt"/>
    </style:style>
    <style:style style:name="P11" style:family="paragraph">
      <style:paragraph-properties fo:line-height="115.00%" fo:text-align="left" fo:margin-top="24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15.00%" fo:text-align="left" fo:margin-top="24.00p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15.00%" fo:text-align="left" fo:margin-top="24.00pt"/>
    </style:style>
    <style:style style:name="P18" style:family="paragraph">
      <style:paragraph-properties fo:line-height="115.00%" fo:text-align="left" fo:margin-top="10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 fo:margin-top="10.00pt"/>
    </style:style>
    <style:style style:name="P20" style:family="paragraph">
      <style:paragraph-properties fo:line-height="115.00%" fo:text-align="left" fo:margin-left="18.00pt" fo:text-indent="0.00pt" fo:margin-top="10.00pt"/>
    </style:style>
    <style:style style:name="P21" style:family="paragraph">
      <style:paragraph-properties fo:line-height="115.00%" fo:text-align="left" fo:margin-top="10.00pt"/>
    </style:style>
    <style:style style:name="P22" style:family="paragraph">
      <style:paragraph-properties fo:line-height="115.00%" fo:text-align="left" fo:margin-left="18.00pt" fo:text-indent="0.00pt" fo:margin-top="10.00pt"/>
    </style:style>
    <style:style style:name="P23" style:family="paragraph">
      <style:paragraph-properties fo:line-height="115.00%" fo:text-align="left" fo:margin-top="10.00pt"/>
    </style:style>
    <style:style style:name="P24" style:family="paragraph">
      <style:paragraph-properties fo:line-height="115.00%" fo:text-align="left" fo:margin-left="18.00pt" fo:text-indent="0.00pt" fo:margin-top="10.00pt"/>
    </style:style>
    <style:style style:name="P25" style:family="paragraph">
      <style:paragraph-properties fo:line-height="115.00%" fo:text-align="left" fo:margin-top="10.00pt"/>
    </style:style>
    <style:style style:name="P26" style:family="paragraph">
      <style:paragraph-properties fo:line-height="115.00%" fo:text-align="left" fo:margin-left="18.00pt" fo:text-indent="0.00pt" fo:margin-top="10.00pt"/>
    </style:style>
    <style:style style:name="P27" style:family="paragraph">
      <style:paragraph-properties fo:line-height="115.00%" fo:text-align="left" fo:margin-top="10.00pt"/>
    </style:style>
    <style:style style:name="P28" style:family="paragraph">
      <style:paragraph-properties fo:line-height="115.00%" fo:text-align="left" fo:margin-left="18.00pt" fo:text-indent="0.00pt" fo:margin-top="10.00pt"/>
    </style:style>
    <style:style style:name="P29" style:family="paragraph">
      <style:paragraph-properties fo:line-height="115.00%" fo:text-align="left" fo:margin-top="10.0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15.00%" fo:text-align="left" fo:margin-top="10.00pt"/>
    </style:style>
    <style:style style:name="P31" style:family="paragraph">
      <style:paragraph-properties fo:line-height="115.00%" fo:text-align="left" fo:margin-top="10.00p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15.00%" fo:text-align="left" fo:margin-top="10.00pt"/>
    </style:style>
    <style:style style:name="P33" style:family="paragraph">
      <style:paragraph-properties fo:line-height="115.00%" fo:text-align="left" fo:margin-top="10.00pt"/>
    </style:style>
  </office:automatic-styles>
  <office:body>
    <office:text>
      <text:p text:style-name="P1"><text:span text:style-name="T1">Xsaitekpanel Configuration<text:line-break/>for</text:span></text:p>
      <text:p text:style-name="P1"><text:span text:style-name="T1">TorqueSim SR22</text:span></text:p>
      <text:p text:style-name="P2"><text:span text:style-name="T2">Author</text:span></text:p>
      <text:list text:style-name="L3">
        <text:list-item>
          <text:p text:style-name="P3"><text:span text:style-name="T3">Name: Andrew Gransden</text:span></text:p>
        </text:list-item>
        <text:list-item>
          <text:p text:style-name="P3"><text:span text:style-name="T3">X-Plane.org ID: scotflieger</text:span></text:p>
        </text:list-item>
      </text:list>
      <text:p text:style-name="P4"><text:span text:style-name="T4">Change Log</text:span></text:p>
      <text:p text:style-name="P5"><text:span text:style-name="T5">Version 1.0</text:span></text:p>
      <text:list text:style-name="L6">
        <text:list-item>
          <text:p text:style-name="P6"><text:span text:style-name="T6">28 Jul 2020</text:span></text:p>
        </text:list-item>
        <text:list-item>
          <text:p text:style-name="P6"><text:span text:style-name="T6">Initial Release</text:span></text:p>
        </text:list-item>
      </text:list>
      <text:p text:style-name="P7"><text:span text:style-name="T7">Version 1.1</text:span></text:p>
      <text:list text:style-name="L8">
        <text:list-item>
          <text:p text:style-name="P8"><text:span text:style-name="T8">Not released for configuration control reasons</text:span></text:p>
        </text:list-item>
      </text:list>
      <text:p text:style-name="P9"><text:span text:style-name="T9">Version 1.2</text:span></text:p>
      <text:list text:style-name="L10">
        <text:list-item>
          <text:p text:style-name="P10"><text:span text:style-name="T10">10 Aug 2020</text:span></text:p>
        </text:list-item>
        <text:list-item>
          <text:p text:style-name="P10"><text:span text:style-name="T10">Improvements to switch allocation and implementation</text:span><text:span text:style-name="T11"/></text:p>
        </text:list-item>
      </text:list>
      <text:p text:style-name="P11"><text:span text:style-name="T12">Prerequisites</text:span></text:p>
      <text:p text:style-name="P12"><text:span text:style-name="T13"/></text:p>
      <text:p text:style-name="P12"><text:span text:style-name="T14">The following X-Plane 11 Plugins are required to run the BN-2B Islander configurations:</text:span></text:p>
      <text:p text:style-name="P12"><text:span text:style-name="T15"/></text:p>
      <text:list text:style-name="L13">
        <text:list-item>
          <text:p text:style-name="P13"><text:span text:style-name="T16">XSaitekPanels -<text:s/></text:span><text:a xlink:href="https://forums.x-plane.org/index.php?/files/file/14646-xsaitekpanels-linwinmac3264/"><text:span text:style-name="T17">https://forums.x-plane.org/index.php?/files/file/14646-xsaitekpanels-linwinmac3264/</text:span></text:a><text:span text:style-name="T18"><text:s/>- v2.75 minimum.</text:span></text:p>
        </text:list-item>
      </text:list>
      <text:p text:style-name="P14"><text:span text:style-name="T18"/></text:p>
      <text:p text:style-name="P14"><text:span text:style-name="T19">The configurations file are designed to operate with the Saitek/Logitech Switch, Multi and Radio panels. No additional software is required.</text:span></text:p>
      <text:p text:style-name="P15"><text:span text:style-name="T20">Installation</text:span></text:p>
      <text:list text:style-name="L16">
        <text:list-item>
          <text:p text:style-name="P16"><text:span text:style-name="T21">Download and unzip the archive using your favorite zip utility.</text:span></text:p>
        </text:list-item>
        <text:list-item>
          <text:p text:style-name="P16"><text:span text:style-name="T21">Copy the “xsaitekpanels.ini” file to the Torquesim SR22 aircraft directories (2 copies). This is the same directory that holds the SR22.acf and SR22TN files (X-Plane 11\xaircraft\x-aviation\SR22 Series\TorqueSim SR22 and \TorqueSim SR22TN).</text:span></text:p>
        </text:list-item>
      </text:list>
      <text:p text:style-name="P17"><text:span text:style-name="T22">Operation</text:span></text:p>
      <text:p text:style-name="P18"><text:span text:style-name="T23">Controlled by xsaitekpanels.ini file</text:span></text:p>
      <text:p text:style-name="P18"><text:span text:style-name="T24">Switch Panel Engine Start Switch</text:span></text:p>
      <text:p text:style-name="P18"><text:span text:style-name="T25">The rotary switch panel switch operates using default functions as follows:</text:span></text:p>
      <text:list text:style-name="L19">
        <text:list-item>
          <text:p text:style-name="P19"><text:span text:style-name="T25">OFF</text:span></text:p>
        </text:list-item>
        <text:list-item>
          <text:p text:style-name="P20"><text:span text:style-name="T25">All magnetos off</text:span></text:p>
        </text:list-item>
        <text:list-item>
          <text:p text:style-name="P21"><text:span text:style-name="T25">RIGHT</text:span></text:p>
        </text:list-item>
        <text:list-item>
          <text:p text:style-name="P22"><text:span text:style-name="T25">Right Magneto on</text:span></text:p>
        </text:list-item>
        <text:list-item>
          <text:p text:style-name="P23"><text:span text:style-name="T25">LEFT</text:span></text:p>
        </text:list-item>
        <text:list-item>
          <text:p text:style-name="P24"><text:span text:style-name="T25">Left Magnetos on</text:span></text:p>
        </text:list-item>
        <text:list-item>
          <text:p text:style-name="P25"><text:span text:style-name="T25">BOTH/ALL</text:span></text:p>
        </text:list-item>
        <text:list-item>
          <text:p text:style-name="P26"><text:span text:style-name="T25">Both Left and Right Magnetos on</text:span></text:p>
        </text:list-item>
        <text:list-item>
          <text:p text:style-name="P27"><text:span text:style-name="T25">START</text:span></text:p>
        </text:list-item>
        <text:list-item>
          <text:p text:style-name="P28"><text:span text:style-name="T25">Starts Engine</text:span></text:p>
        </text:list-item>
      </text:list>
      <text:p text:style-name="P29"><text:span text:style-name="T25">After starting return switch to BOTH position.</text:span></text:p>
      <text:p text:style-name="P29"><text:span text:style-name="T26">Switches</text:span></text:p>
      <text:p text:style-name="P29"><text:span text:style-name="T27">The following switches are functional:</text:span></text:p>
      <text:list text:style-name="L30">
        <text:list-item>
          <text:p text:style-name="P30"><text:span text:style-name="T27">BAT - operates Main Batteries 1 and 2 switches</text:span></text:p>
        </text:list-item>
        <text:list-item>
          <text:p text:style-name="P30"><text:span text:style-name="T27">ALT - operates Engine Alternator 1 and 2 switches</text:span></text:p>
        </text:list-item>
        <text:list-item>
          <text:p text:style-name="P30"><text:span text:style-name="T27">Avionics Master - operates Avionics switch</text:span></text:p>
        </text:list-item>
        <text:list-item>
          <text:p text:style-name="P30"><text:span text:style-name="T27">Fuel Pump - operates Deice switch (on/off)</text:span></text:p>
        </text:list-item>
        <text:list-item>
          <text:p text:style-name="P30"><text:span text:style-name="T27">De-Ice - operates Deice Normal/High switch</text:span></text:p>
        </text:list-item>
        <text:list-item>
          <text:p text:style-name="P30"><text:span text:style-name="T27">Pitot Heat - operates Pitot Heater switch</text:span></text:p>
        </text:list-item>
        <text:list-item>
          <text:p text:style-name="P30"><text:span text:style-name="T27">Cowl - inserts and removes Starter switch keys and toggles milkshake toy</text:span></text:p>
        </text:list-item>
        <text:list-item>
          <text:p text:style-name="P30"><text:span text:style-name="T27">Panel - operates Panel and Switch Light knobs (knobs not animated)</text:span></text:p>
        </text:list-item>
        <text:list-item>
          <text:p text:style-name="P30"><text:span text:style-name="T27">Beacon - operates the Fuel Tank Selector lever (left and right)</text:span></text:p>
        </text:list-item>
        <text:list-item>
          <text:p text:style-name="P30"><text:span text:style-name="T27">Nav - operates Nav Lights switch</text:span></text:p>
        </text:list-item>
        <text:list-item>
          <text:p text:style-name="P30"><text:span text:style-name="T27">Strobe operates Strobe Lights switch</text:span></text:p>
        </text:list-item>
        <text:list-item>
          <text:p text:style-name="P30"><text:span text:style-name="T27">Taxi - operates Ice lights switch</text:span></text:p>
        </text:list-item>
        <text:list-item>
          <text:p text:style-name="P30"><text:span text:style-name="T27">Landing - operates Landing Lightswitch</text:span></text:p>
        </text:list-item>
        <text:list-item>
          <text:p text:style-name="P30"><text:span text:style-name="T27">Gear Lever - operates Parking Brake (up on/down off)</text:span></text:p>
        </text:list-item>
      </text:list>
      <text:p text:style-name="P31"><text:span text:style-name="T28">Multi Panel </text:span></text:p>
      <text:p text:style-name="P31"><text:span text:style-name="T29">All knobs and buttons operate as normal. LED match G1000 and AP panel selections</text:span></text:p>
      <text:p text:style-name="P31"><text:span text:style-name="T29">Note:</text:span></text:p>
      <text:list text:style-name="L32">
        <text:list-item>
          <text:p text:style-name="P32"><text:span text:style-name="T29">Auto-Throttle switch is not implemented.</text:span></text:p>
        </text:list-item>
        <text:list-item>
          <text:p text:style-name="P32"><text:span text:style-name="T29">Flap lever operates.</text:span></text:p>
        </text:list-item>
        <text:list-item>
          <text:p text:style-name="P32"><text:span text:style-name="T29">Pitch Trim not fully tested.</text:span></text:p>
        </text:list-item>
      </text:list>
      <text:p text:style-name="P33"><text:span text:style-name="T30">Radio Panel </text:span></text:p>
      <text:p text:style-name="P33"><text:span text:style-name="T31">All radio knobs and buttons operate as normal.</text:span></text:p>
      <text:p text:style-name="P33"><text:span text:style-name="T32">Commands and DataRefs</text:span></text:p>
      <text:p text:style-name="P33"><text:span text:style-name="T33">Only defined afm/sr commands and datarefs are used.</text:span></text:p>
      <text:p text:style-name="P33"><text:span text:style-name="T3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